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139in" loext:contextual-spacing="false" fo:line-height="100%" fo:text-align="justify" style:justify-single-word="false"/>
    </style:style>
    <style:style style:name="P2" style:family="paragraph" style:parent-style-name="Standard">
      <style:paragraph-properties fo:margin-top="0in" fo:margin-bottom="0.139in" loext:contextual-spacing="false" fo:line-height="100%" fo:text-align="justify" style:justify-single-word="false" fo:padding="0in" fo:border="none"/>
    </style:style>
    <style:style style:name="P3" style:family="paragraph" style:parent-style-name="Standard" style:master-page-name="Standard">
      <style:paragraph-properties fo:margin-top="0in" fo:margin-bottom="0.139in" loext:contextual-spacing="false" fo:line-height="100%" fo:text-align="justify" style:justify-single-word="false" style:page-number="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zołem, pierożki! Dzisiaj do naszej redakcji zawitał Coldwind… Właściwie, to nie dzisiaj, bo ten wywiad powstał już jakiś czas temu, a poza tym on tutaj pracuje, ale kto by się tym przejmował. Przede wszystkim ten mały pierożek jest założycielem i szefem Klubu Konesera Polskiego Fanfika, a także fandomowym tłumaczem.</text:p>
      <text:p text:style-name="P1">Cahan: Jak w ogóle trafiłeś do fandomu i jak to się stało, że tu zostałeś?</text:p>
      <text:p text:style-name="P1">Coldwind: Było to ponad dwa i pół roku temu. Skacząc po kanałach, natrafiłem na odcinek MLP. Jako że byłem w domu sam, postanowiłem z ciekawości obejrzeć. Spodziewałem się dużego stężenia cukru i cringe'u, ale ku mojemu zaskoczeniu kreskówka wydała mi się całkiem niezła. Zacząłem szukać więcej informacji na temat serialu i tak oto powoli zagłębiłem się w fandomie...</text:p>
      <text:p text:style-name="P1">Cahan: Jakie jest Twoje zdanie na temat serialu i czy go jeszcze oglądasz?</text:p>
      <text:p text:style-name="P1">Coldwind: Obecnie z braku czasu oglądałem MLP głównie na wyrywki, choć myślę, że uda mi się w najbliższych tygodniach nadrobić ostatnie odcinki. A co do opinii... Animacja mi się podoba, twórcom udało się dużo wycisnąć z Flasha. Poziom scenariuszy to sinusoida - raz jest lepiej, raz gorzej. Na razie jednak jak dla mnie przewaga jest po stronie tych dobrych odcinków. Problemem jest to, że w zasadzie nie ma w serialu czegoś takiego, jak rozwój postaci - wyraźny progres zaliczyła jak dla mnie tylko Fluttershy. Największą ofiarą jest tutaj Spike, który jednak w szóstym sezonie powoli zaczął odzyskiwać godność, choć możliwe, że jakiś scenarzysta zniweczył to później po drodze.</text:p>
      <text:p text:style-name="P1">Cahan: Masz swojego ulubionego kucyka?</text:p>
      <text:p text:style-name="P1">Coldwind: Hmmm… Obecnie jednego takiego raczej nie posiadam. Ostatnimi czasy częściej czytam fanfiki niż oglądam serial, więc to, jaką postać lubię, zależy od tego, jak nią pokieruje autor. Ale jeśli już miałbym wybierać spośród tych serialowych… to chyba Luna jest najbliżej takiego tytułu. Dlaczego? Po prostu wydała mi się taka, no, powiedziałbym “ludzka” (choć do kucyka niezbyt to pasuje) przez swoje starania związane z przystosowywaniem się do nowej rzeczywistości i odkupieniem win, a także chęć pomocy innym.</text:p>
      <text:p text:style-name="P2">Cahan: Czemu fanfiki? I jak zaczęła się Twoja przygoda z nimi?</text:p>
      <text:p text:style-name="P1">To ściśle się wiąże z moimi początkami w fandomie. Poszukując kucykowego kontentu w internecie, trafiłem na opowiadania. Od najmłodszych lat uwielbiam czytać, więc znalazłem swoją niszę w fandomie. Przeszukując internety, znajdowałem kolejne dzieła, coraz to lepsze i ciekawsze. Na poważnie wszedłem w świat fanfików, gdy przeczytałem fika “Moja Mała Dashie: Reloaded” od Psorasa. Wtedy to specjalnie zarejestrowałem się na forum, by go skomentować. Przez pewien czas ograniczałem się głównie do pisania komentarzy, w czerwcu 2016 r. zaś pierwszy raz spróbowałem swoich sił w pisarstwie, gdy w dziale fanfików zorganizowana została kolejna edycja konkursu literackiego. Ku mojemu zdziwieniu, napisane przeze mnie “Przemyślenia” zebrały bardzo dobre noty i o mały włos nie znalazły się na podium. A dalej, to się już samo potoczyło...</text:p>
      <text:p text:style-name="P2">Cahan: Czy “Austraeoh” jest Twoim pierwszym tłumaczeniem?</text:p>
      <text:p text:style-name="P1">Coldwind: Nie, przetłumaczyłem wcześniej dwa oneshoty. Na pierwszy ogień poszedł fik “Princess Celestia’s Legendary Litany of Laughable Losses” autorstwa Praka. Został on kiedyś zrecenzowany w Equestria Times przez Dolara, który był ciekaw, czy ktoś zdoła przetłumaczyć tytuł tak, by wszystkie wyrazy poza “Księżniczki Celestii” zaczynały się na tą samą literę alfabetu. Potraktowałem to jako wyzwanie i dzień później udało mi się: wymyśliłem “Wielką Wyliczankę Wstydliwych Wpadek”. Następnie postanowiłem pójść za ciosem i przetłumaczyć treść opowiadania, która to mi się spodobała. Po opublikowaniu tłumaczenia zdobyłem parę pochwał i tak oto wkręciłem się na poważnie w translatorstwo. Kolejnym przetłumaczonym fanfikiem był zaś “Time-Out Tuesday” autorstwa Majina Syeekoha, od którego to uzyskałem podziękowanie w komentarzu na FGE. Potem zaś postanowiłem wziąć się za coś dłuższego i w ten sposób zacząłem swą przygodę z tłumaczeniem sagi Austraeoh, która raczej nie zakończy się szybko.</text:p>
      <text:p text:style-name="P1">Cahan: Jak porównałbyś polską scenę fanfikową do angielskiej?</text:p>
      <text:p text:style-name="P1">Coldwind: Po pierwsze: skala. Polskojęzycznych opowiadań jest do tej pory chyba około blisko dwa tysiące, jeżeli by liczyć wszystkie dostępne na MLPPolska, FGE i w innych źródłach, także i te konkursowe. Na Fimfiction tyle publikuje się zapewne w dwa albo trzy miesiące, a przynajmniej takie są moje przewidywania. Po drugie: popularność. FIMfiction jak na razie wciąż świetnie daje sobie radę, liczbę odwiedzających tą stronę co miesiąc liczy się w milionach; ba, pod tym względem przewyższa nawet Equestria Daily i nie zanosi się na to, by miało się to zmienić w najbliższym czasie. W Polsce natomiast jeśli już, to mamy aktualnie stały poziom, bądź też może lekką tendencję wzrostową, jeżeli chodzi o ilość nowo dodanych fików i komentarzy. Na razie jakoś się to trzyma, choć nie jest już tak, jak dawniej. Po trzecie: ilość erotyki. W anglojęzycznym fandomie obecnie to chleb powszedni. U nas kolejne clopy wrzucane są raz na ruski rok i nie cieszą się zazwyczaj zbyt wielką popularnością. Co niektórzy mogliby to nazywać purytanizmem. Dla mnie jest to zachowywanie rozumu i godności człowieka.</text:p>
      <text:p text:style-name="P2">Cahan: Jakie są Twoje ulubione polskie i angielskie fiki?</text:p>
      <text:p text:style-name="P1">Coldwind: Jeżeli chodzi o polskie opowiadania, to najbardziej lubię “Equetripa” od Psorasa. W mojej topce znajduje się też parę innych, choćby “A gdybym był Złym Lordem” od Ylthin, “Ten świat sprzed lat” od Niki czy też “Krwawe Słońce” autorstwa Verlaxa. Z anglojęzycznej twórczości zaś serce skradła mi saga Austraeoh, po niej zaś dla mnie jak na razie długo, długo nic. </text:p>
      <text:p text:style-name="P2">Cahan: Jaki typ opowiadań preferujesz?</text:p>
      <text:p text:style-name="P1">Coldwind: Najbardziej to chyba przygodówki. Wychowałem się m. in. na “Panu Samochodziku” i pewnie stąd ta moja miłość do tego gatunku. Po prostu lubię, jak coś się dzieje. Czytuję chętnie także komedie - dobry humor jest przecież rzeczą niezbędną do życia. Nigdy też nie pogardzę jakimś plasterkiem życia - po kupie akcji i wybuchów dobrze jest czasem złapać oddech. Generalnie jednak nie ograniczam się tylko do tych gatunków - właściwie, to nie czytuję tylko opowiadań z Equestria Girls (koniodziewczyny od zawsze tak jakoś mnie odrzucały) i clopów (przeglądanie FIMFiction z wyłączonym filtrem o mało co nie sprawiło, że straciłem wiarę w ludzkość).</text:p>
      <text:p text:style-name="P2">Cahan: Napisałeś już coś własnego? Jeśli tak, to jak oceniasz własną twórczość?</text:p>
      <text:p text:style-name="P1">Coldwind: Napisałem parę opowiadań z okazji różnych konkursów literackich na forum. Były to głównie “plasterki życia”. Część z nich odniosła tam jakiś sukces i spodobała się, skoro mogę poszczycić się nawet paroma zwycięstwami, chociażby w Gradobiciu. Ja oceniam je na takie “mogą być”. Miałem plany na parę wielorozdziałowców, ale przez brak czasu i zaangażowanie w inne projekty odłożyłem ich pisanie na później. Kto wie, może w przyszłości opublikuję jeszcze coś własnego?</text:p>
      <text:p text:style-name="P1">Cahan: Czy masz jakieś wzory, jeśli chodzi o pisarzy oraz tłumaczy?</text:p>
      <text:p text:style-name="P1">Coldwind: Czy ja wiem… Nie staram się na nikim wzorować. Zamiast zostać kolejnym kimś, wolę być pierwszym sobą. Podczas pisania czy tłumaczenia oczywiście czytuję różne fanfiki, które służą mi jako materiał porównawczy, ale tylko po to, by dowiedzieć się, czy takie i takie sformułowanie jest poprawne bądź estetyczne. Oczywiście, lubię twórczość innych i żywię do nich szacunek, ale wolę jednak podążać własną drogą.</text:p>
      <text:p text:style-name="P2">Cahan: Opowiedziałbyś nam jak wyglądały początki Klubu i jak to się stało, że zostałeś jego wodzem?</text:p>
      <text:p text:style-name="P1">Coldwind: Wszystko zaczęło się gdzieś tak na początku 2017 r., kiedy to starałem się ożywić fanfikowy półświatek. Wtedy to, w dyskusji w Stowarzyszeniu Żyjących Piszących, Zodiak napisał o swoim starym pomyśle, by stworzyć kółko dyskusyjne na GG, w którym to miały być omawiane fanfiki. Miałem już wtedy styczność z komunikatorem Discord, który to wydał mi się idealny dla takiej inicjatywy i tym samym postanowiłem wcielić ideę w życie. Tak oto narodził się Klub. Ogłosiłem rekrutację do ekipy - tak oto dołączyli Zodiak i Misiek. Razem ustaliliśmy, jak ma wyglądać działalność Klubu i wybraliśmy pierwszy fik do omówienia - “Ścieżki donikąd” od Johnny’ego - i pozostało nam czekać na wielkie otwarcie. Okazało się ono wielkim sukcesem, choć pojawiły się pretensje, że za dużo było w nim wolnej amerykanki. Wzięliśmy pod uwagę sugestie użytkowników i nanieśliśmy poprawki do formuły spotkań. I odtąd Klub sukcesywnie się rozwija.</text:p>
      <text:p text:style-name="P2">Cahan: Minęło już trochę czasu, co wypaliło, a co nie?</text:p>
      <text:p text:style-name="P1">Coldwind: Co do sukcesów… Przede wszystkim udało się nam stworzyć dobre miejsce spotkań dla pisarzy i czytelników, pozwalające na swobodniejszą niż na forum wymianę zdań, przy okazji zachowując też pewne standardy jakościowe. Z mniejszych wymienić mógłbym choćby zawody w pisaniu drabbli, czyli opowiadań o limicie słów wynoszącym 100, podczas których udaje nam się sprawić, że pisarze wykazują się odwagą i przedstawiają publice próbki swej twórczości, nawiasem mówiąc, częstokroć trzymające poziom. A co nie wypaliło? Jest trochę krucho z komentarzami pod omawianymi fikami, widocznie do tego trzeba jeszcze spróbować zachęcić ludzi jeszcze jakimś sposobem. Część klubowiczów także w ogóle się nie odzywa, choć także próbujemy ich zachęcać. </text:p>
      <text:p text:style-name="P2"><text:soft-page-break/>Cahan: Masz jakieś plany odnośnie rozwoju Klubu?</text:p>
      <text:p text:style-name="P1">Coldwind: Póki co, pracuję nad projektem systemu, dzięki którym Klubowicze aktywni pisarsko i komentatorsko mogliby liczyć na jakiś choćby drobny upominek w ramach uznania. Myślę, że może w ten sposób osoby nieśmiałe czy też leniwe zostałyby zachęcone do pisania komentarzy, co oczywiście wyszłoby na dobre pisarskiemu półświatkowi. Planuję też zebranie wszelkich dostępnych materiałów dotyczących pisania fanfików w jednym miejscu, tworząc w ten sposób ogólnodostępne repozytorium wiedzy pisarskiej. Cały czas szukam kolejnych idei, które to mogłyby uczynić Klub jeszcze lepszym miejscem.</text:p>
      <text:p text:style-name="P2">Cahan: Gdybyś miał zmienić jedną rzecz w fandomie, to co to by było?</text:p>
      <text:p text:style-name="P1">Coldwind: Zmieniłbym nastawienie broniaczy i pozbyłbym się defetyzmu. Wiem, że na polskiej scenie fanfikowej jest jak jest, ale trzeba próbować coś z tym zrobić. Klub jest tego przykładem - może i postępy nie są duże, ale się pojawiły. Teraz trzeba pociągnąć to dalej, ale sami jedni nic z tym nie zrobimy. Tylko wspólnym zaangażowaniem jesteśmy w stanie pokonywać kryzys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9" meta:word-count="1553" meta:character-count="10233" meta:non-whitespace-character-count="8707"/>
    <meta:generator>LibreOfficeDev/5.1.0.3$Linux_X86_64 LibreOffice_project/</meta:generator>
  </office:meta>
</office:document-meta>
</file>